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6000000469C999482845B72B5.png" manifest:media-type="image/png"/>
  <manifest:file-entry manifest:full-path="Pictures/100002010000059900000263CADCCA0925414DC3.png" manifest:media-type="image/png"/>
  <manifest:file-entry manifest:full-path="Pictures/1000003D000002800000016847DA2A89826220C2.gif" manifest:media-type="image/gif"/>
  <manifest:file-entry manifest:full-path="Pictures/1000000000000610000001FEEA74286FE2F0A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74cm" fo:min-width="4.79cm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9cm"/>
    </style:style>
    <style:style style:name="gr4" style:family="graphic" style:parent-style-name="standard">
      <style:graphic-properties draw:textarea-vertical-align="middle" draw:auto-grow-height="false" fo:min-height="6.351cm" fo:min-width="1.901cm"/>
    </style:style>
    <style:style style:name="gr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152cm" fo:min-width="2.77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506cm" svg:height="9.038cm" svg:x="0.2cm" svg:y="9.8cm">
          <draw:image xlink:href="Pictures/1000000000000610000001FEEA74286FE2F0AADF.png" xlink:type="simple" xlink:show="embed" xlink:actuate="onLoad">
            <text:p/>
          </draw:image>
        </draw:frame>
        <draw:frame draw:style-name="gr1" draw:text-style-name="P1" draw:layer="layout" svg:width="27.593cm" svg:height="11.764cm" svg:x="28.406cm" svg:y="9.236cm">
          <draw:image xlink:href="Pictures/100002010000059900000263CADCCA0925414DC3.png" xlink:type="simple" xlink:show="embed" xlink:actuate="onLoad">
            <text:p/>
          </draw:image>
        </draw:frame>
        <draw:frame draw:style-name="gr1" draw:text-style-name="P1" draw:layer="layout" svg:width="10.932cm" svg:height="6.149cm" svg:x="7.6cm" svg:y="1.2cm">
          <draw:image xlink:href="Pictures/1000003D000002800000016847DA2A89826220C2.gif" xlink:type="simple" xlink:show="embed" xlink:actuate="onLoad">
            <text:p/>
          </draw:image>
        </draw:frame>
        <draw:custom-shape draw:style-name="gr2" draw:text-style-name="P3" draw:layer="layout" svg:width="6cm" svg:height="3.2cm" svg:x="21cm" svg:y="2.8cm">
          <text:p text:style-name="P2"><text:span text:style-name="T1">ol-mapbox-style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" draw:text-style-name="P1" draw:layer="layout" svg:width="1.6cm" svg:height="1cm" svg:x="5.4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6cm" svg:height="1cm" svg:x="18.8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cm" svg:height="6.6cm" svg:x="22.2cm" svg:y="5.6cm">
          <text:p/>
          <draw:enhanced-geometry svg:viewBox="0 0 21600 21600" draw:text-areas="0 0 21600 21600" draw:type="circular-arrow" draw:modifiers="-69.662761853058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4" draw:layer="layout" svg:width="3.8cm" svg:height="3.6cm" svg:x="1cm" svg:y="3cm">
          <text:p text:style-name="P2"><text:span text:style-name="T1">Geodaten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6" draw:text-style-name="P6" draw:layer="layout" svg:width="5.4cm" svg:height="1.2cm" svg:x="22.2cm" svg:y="16.7cm">
          <draw:text-box>
            <text:p text:style-name="P5"><text:span text:style-name="T2">OpenLayers</text:span></text:p>
          </draw:text-box>
        </draw:frame>
        <draw:frame draw:style-name="gr1" draw:text-style-name="P1" draw:layer="layout" svg:width="1.451cm" svg:height="1.451cm" svg:x="20.8cm" svg:y="16.6cm">
          <draw:image xlink:href="Pictures/1000020100000046000000469C999482845B72B5.png" xlink:type="simple" xlink:show="embed" xlink:actuate="onLoad">
            <text:p/>
          </draw:image>
        </draw:frame>
        <draw:frame draw:style-name="gr6" draw:text-style-name="P6" draw:layer="layout" svg:width="4.6cm" svg:height="1.2cm" svg:x="14.4cm" svg:y="2.2cm">
          <draw:text-box>
            <text:p text:style-name="P5"><text:span text:style-name="T2">Maputnik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2:54:36.865768932</meta:creation-date>
    <dc:date>2018-03-15T13:28:12.490489478</dc:date>
    <meta:editing-duration>PT2M48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